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11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9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8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7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6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5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4-0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3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2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5-01-1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12-0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11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10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9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8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7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6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5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4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3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2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4-01-1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12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11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10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8-2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7-2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6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5-3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4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3-2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3-01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12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11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10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9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8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7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6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5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4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3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2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2-01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11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10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9-1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8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7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6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5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4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3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2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1-01-2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11-2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10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9-1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8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7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6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5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3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2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20-01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12-1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11-2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10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9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8-2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7-1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6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5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4-2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3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2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9-01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12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11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10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9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8-1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7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6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5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3-2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2-0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8-01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11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8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7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6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5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4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3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2-1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7-01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1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11-1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10-1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9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8-0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6-0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5-0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4-1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3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6-02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12-0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11-1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10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9-0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8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7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6-0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5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4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3-1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2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5-01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12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11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10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9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8-1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7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6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5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4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4-01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12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11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9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8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7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6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5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4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3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2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3-01-2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12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11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10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9-1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8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7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6-2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5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4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2-02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12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11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10-3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09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08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07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06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05-0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2011-04-0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4-05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4-04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4-03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4-02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4-01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3-1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3-11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3-10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3-09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817065391200</text:p>
          </table:table-cell>
          <table:table-cell office:value-type="string" calcext:value-type="string">
            <text:p>PIEZOMETER USGS RF 10, FAJARDO, PR</text:p>
          </table:table-cell>
          <table:table-cell office:value-type="string" calcext:value-type="string">
            <text:p>199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